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3.457cm"/>
    </style:style>
    <style:style style:name="co5" style:family="table-column">
      <style:table-column-properties fo:break-before="auto" style:column-width="4.792cm"/>
    </style:style>
    <style:style style:name="co6" style:family="table-column">
      <style:table-column-properties fo:break-before="auto" style:column-width="2.477cm"/>
    </style:style>
    <style:style style:name="co7" style:family="table-column">
      <style:table-column-properties fo:break-before="auto" style:column-width="3.186cm"/>
    </style:style>
    <style:style style:name="co8" style:family="table-column">
      <style:table-column-properties fo:break-before="auto" style:column-width="3.976cm"/>
    </style:style>
    <style:style style:name="co9" style:family="table-column">
      <style:table-column-properties fo:break-before="auto" style:column-width="3.131cm"/>
    </style:style>
    <style:style style:name="co10" style:family="table-column">
      <style:table-column-properties fo:break-before="auto" style:column-width="2.669cm"/>
    </style:style>
    <style:style style:name="co11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1"/>
        <table:table-column table:style-name="co9" table:default-cell-style-name="ce4"/>
        <table:table-column table:style-name="co9" table:default-cell-style-name="ce5"/>
        <table:table-column table:style-name="co10" table:default-cell-style-name="ce3"/>
        <table:table-column table:style-name="co11" table:default-cell-style-name="Default"/>
        <table:table-column table:style-name="co7" table:default-cell-style-name="ce1"/>
        <table:table-column table:style-name="co1" table:number-columns-repeated="3" table:default-cell-style-name="ce3"/>
        <table:table-row table:style-name="ro1">
          <table:table-cell table:style-name="ce1" office:value-type="string" calcext:value-type="string">
            <text:p>TXN TYPE</text:p>
          </table:table-cell>
          <table:table-cell table:style-name="ce2" office:value-type="string" calcext:value-type="string">
            <text:p>TXN NO</text:p>
          </table:table-cell>
          <table:table-cell table:style-name="ce2" office:value-type="string" calcext:value-type="string">
            <text:p>TXN DATE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Name of Sales</text:p>
          </table:table-cell>
          <table:table-cell table:style-name="ce1" office:value-type="string" calcext:value-type="string">
            <text:p>Customer_ID</text:p>
          </table:table-cell>
          <table:table-cell table:style-name="ce1" office:value-type="string" calcext:value-type="string">
            <text:p>Customer Name</text:p>
          </table:table-cell>
          <table:table-cell office:value-type="string" calcext:value-type="string">
            <text:p>Customer Type Name</text:p>
          </table:table-cell>
          <table:table-cell table:style-name="Default" office:value-type="string" calcext:value-type="string">
            <text:p>Customer City</text:p>
          </table:table-cell>
          <table:table-cell table:style-name="Default" office:value-type="string" calcext:value-type="string">
            <text:p>Item code</text:p>
          </table:table-cell>
          <table:table-cell table:style-name="ce1" office:value-type="string" calcext:value-type="string">
            <text:p>Item Name</text:p>
          </table:table-cell>
          <table:table-cell office:value-type="string" calcext:value-type="string">
            <text:p>item brand name</text:p>
          </table:table-cell>
          <table:table-cell office:value-type="string" calcext:value-type="string">
            <text:p>item type name</text:p>
          </table:table-cell>
          <table:table-cell table:style-name="ce1" office:value-type="string" calcext:value-type="string">
            <text:p>item made</text:p>
          </table:table-cell>
          <table:table-cell table:style-name="ce2" office:value-type="string" calcext:value-type="string">
            <text:p>Quantity</text:p>
          </table:table-cell>
          <table:table-cell table:style-name="ce1"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14" calcext:value-type="float">
            <text:p>173914</text:p>
          </table:table-cell>
          <table:table-cell office:value-type="string" calcext:value-type="string">
            <text:p>02-01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Aarav</text:p>
          </table:table-cell>
          <table:table-cell office:value-type="string" calcext:value-type="string">
            <text:p>XLR55</text:p>
          </table:table-cell>
          <table:table-cell office:value-type="string" calcext:value-type="string">
            <text:p>Aarav Sharm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New Delhi</text:p>
          </table:table-cell>
          <table:table-cell office:value-type="float" office:value="6441716899478" calcext:value-type="float">
            <text:p>6441716899478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India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15" calcext:value-type="float">
            <text:p>173915</text:p>
          </table:table-cell>
          <table:table-cell office:value-type="string" calcext:value-type="string">
            <text:p>04-02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Priya</text:p>
          </table:table-cell>
          <table:table-cell office:value-type="string" calcext:value-type="string">
            <text:p>LQR93</text:p>
          </table:table-cell>
          <table:table-cell office:value-type="string" calcext:value-type="string">
            <text:p>Vivaan Gupt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Mumbai</text:p>
          </table:table-cell>
          <table:table-cell office:value-type="float" office:value="8441516699478" calcext:value-type="float">
            <text:p>8441516699478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China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16" calcext:value-type="float">
            <text:p>173916</text:p>
          </table:table-cell>
          <table:table-cell office:value-type="string" calcext:value-type="string">
            <text:p>15-03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Rahul</text:p>
          </table:table-cell>
          <table:table-cell office:value-type="string" calcext:value-type="string">
            <text:p>BXY12</text:p>
          </table:table-cell>
          <table:table-cell office:value-type="string" calcext:value-type="string">
            <text:p>Aditya Kumar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Bengaluru</text:p>
          </table:table-cell>
          <table:table-cell office:value-type="float" office:value="9442118787430" calcext:value-type="float">
            <text:p>9442118787430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Japa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17" calcext:value-type="float">
            <text:p>173917</text:p>
          </table:table-cell>
          <table:table-cell office:value-type="string" calcext:value-type="string">
            <text:p>20-04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Aisha</text:p>
          </table:table-cell>
          <table:table-cell office:value-type="string" calcext:value-type="string">
            <text:p>MZT45</text:p>
          </table:table-cell>
          <table:table-cell office:value-type="string" calcext:value-type="string">
            <text:p>Vihaan Singh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Kolkata</text:p>
          </table:table-cell>
          <table:table-cell office:value-type="float" office:value="6341416727459" calcext:value-type="float">
            <text:p>6341416727459</text:p>
          </table:table-cell>
          <table:table-cell office:value-type="string" calcext:value-type="string">
            <text:p>Smartwatch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South Kore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INV</text:p>
          </table:table-cell>
          <table:table-cell office:value-type="float" office:value="173918" calcext:value-type="float">
            <text:p>173918</text:p>
          </table:table-cell>
          <table:table-cell office:value-type="string" calcext:value-type="string">
            <text:p>25-05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Arjun</text:p>
          </table:table-cell>
          <table:table-cell office:value-type="string" calcext:value-type="string">
            <text:p>JHR87</text:p>
          </table:table-cell>
          <table:table-cell office:value-type="string" calcext:value-type="string">
            <text:p>Arjun Reddy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Chennai</text:p>
          </table:table-cell>
          <table:table-cell office:value-type="float" office:value="8241518766590" calcext:value-type="float">
            <text:p>8241518766590</text:p>
          </table:table-cell>
          <table:table-cell office:value-type="string" calcext:value-type="string">
            <text:p>Bluetooth Speak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United Stat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19" calcext:value-type="float">
            <text:p>173919</text:p>
          </table:table-cell>
          <table:table-cell office:value-type="string" calcext:value-type="string">
            <text:p>10-06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QKT56</text:p>
          </table:table-cell>
          <table:table-cell office:value-type="string" calcext:value-type="string">
            <text:p>Reyansh Joshi</text:p>
          </table:table-cell>
          <table:table-cell office:value-type="string" calcext:value-type="string">
            <text:p>Traditional_trade</text:p>
          </table:table-cell>
          <table:table-cell office:value-type="string" calcext:value-type="string">
            <text:p>Hyderabad</text:p>
          </table:table-cell>
          <table:table-cell office:value-type="float" office:value="7341928778412" calcext:value-type="float">
            <text:p>7341928778412</text:p>
          </table:table-cell>
          <table:table-cell office:value-type="string" calcext:value-type="string">
            <text:p>Wireless Mous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Germany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20" calcext:value-type="float">
            <text:p>173920</text:p>
          </table:table-cell>
          <table:table-cell office:value-type="string" calcext:value-type="string">
            <text:p>18-07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Rohan</text:p>
          </table:table-cell>
          <table:table-cell office:value-type="string" calcext:value-type="string">
            <text:p>CWP09</text:p>
          </table:table-cell>
          <table:table-cell office:value-type="string" calcext:value-type="string">
            <text:p>Ayaan Meht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Pune</text:p>
          </table:table-cell>
          <table:table-cell office:value-type="float" office:value="7541396729037" calcext:value-type="float">
            <text:p>7541396729037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Taiwa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INV</text:p>
          </table:table-cell>
          <table:table-cell office:value-type="float" office:value="173921" calcext:value-type="float">
            <text:p>173921</text:p>
          </table:table-cell>
          <table:table-cell office:value-type="string" calcext:value-type="string">
            <text:p>22-08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Saanvi</text:p>
          </table:table-cell>
          <table:table-cell office:value-type="string" calcext:value-type="string">
            <text:p>HNF61</text:p>
          </table:table-cell>
          <table:table-cell office:value-type="string" calcext:value-type="string">
            <text:p>Dhruv Patel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Ahmedabad</text:p>
          </table:table-cell>
          <table:table-cell office:value-type="float" office:value="6141388290742" calcext:value-type="float">
            <text:p>6141388290742</text:p>
          </table:table-cell>
          <table:table-cell office:value-type="string" calcext:value-type="string">
            <text:p>External Hard Driv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Singapor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22" calcext:value-type="float">
            <text:p>173922</text:p>
          </table:table-cell>
          <table:table-cell office:value-type="string" calcext:value-type="string">
            <text:p>05-09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Vijay</text:p>
          </table:table-cell>
          <table:table-cell office:value-type="string" calcext:value-type="string">
            <text:p>PTU34</text:p>
          </table:table-cell>
          <table:table-cell office:value-type="string" calcext:value-type="string">
            <text:p>Anaya Verm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Jaipur</text:p>
          </table:table-cell>
          <table:table-cell office:value-type="float" office:value="8941776299350" calcext:value-type="float">
            <text:p>8941776299350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Thailand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23" calcext:value-type="float">
            <text:p>173923</text:p>
          </table:table-cell>
          <table:table-cell office:value-type="string" calcext:value-type="string">
            <text:p>12-10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Simran</text:p>
          </table:table-cell>
          <table:table-cell office:value-type="string" calcext:value-type="string">
            <text:p>DYS22</text:p>
          </table:table-cell>
          <table:table-cell office:value-type="string" calcext:value-type="string">
            <text:p>Aarav Sharm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Lucknow</text:p>
          </table:table-cell>
          <table:table-cell office:value-type="float" office:value="9441718896422" calcext:value-type="float">
            <text:p>9441718896422</text:p>
          </table:table-cell>
          <table:table-cell office:value-type="string" calcext:value-type="string">
            <text:p>USB Flash Driv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Malaysia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24" calcext:value-type="float">
            <text:p>173924</text:p>
          </table:table-cell>
          <table:table-cell office:value-type="string" calcext:value-type="string">
            <text:p>30-11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Ishaan</text:p>
          </table:table-cell>
          <table:table-cell office:value-type="string" calcext:value-type="string">
            <text:p>FRA71</text:p>
          </table:table-cell>
          <table:table-cell office:value-type="string" calcext:value-type="string">
            <text:p>Vivaan Gupt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Surat</text:p>
          </table:table-cell>
          <table:table-cell office:value-type="float" office:value="6341816934710" calcext:value-type="float">
            <text:p>6341816934710</text:p>
          </table:table-cell>
          <table:table-cell office:value-type="string" calcext:value-type="string">
            <text:p>Power Bank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Vietnam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25" calcext:value-type="float">
            <text:p>173925</text:p>
          </table:table-cell>
          <table:table-cell office:value-type="string" calcext:value-type="string">
            <text:p>14-12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Ananya</text:p>
          </table:table-cell>
          <table:table-cell office:value-type="string" calcext:value-type="string">
            <text:p>TGV88</text:p>
          </table:table-cell>
          <table:table-cell office:value-type="string" calcext:value-type="string">
            <text:p>Aditya Kumar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Chandigarh</text:p>
          </table:table-cell>
          <table:table-cell office:value-type="float" office:value="8441506778994" calcext:value-type="float">
            <text:p>8441506778994</text:p>
          </table:table-cell>
          <table:table-cell office:value-type="string" calcext:value-type="string">
            <text:p>VR Headset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Indonesia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26" calcext:value-type="float">
            <text:p>173926</text:p>
          </table:table-cell>
          <table:table-cell office:value-type="string" calcext:value-type="string">
            <text:p>01-01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Akash</text:p>
          </table:table-cell>
          <table:table-cell office:value-type="string" calcext:value-type="string">
            <text:p>SND14</text:p>
          </table:table-cell>
          <table:table-cell office:value-type="string" calcext:value-type="string">
            <text:p>Vihaan Singh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Kochi</text:p>
          </table:table-cell>
          <table:table-cell office:value-type="float" office:value="6441728461102" calcext:value-type="float">
            <text:p>6441728461102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Philippin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27" calcext:value-type="float">
            <text:p>173927</text:p>
          </table:table-cell>
          <table:table-cell office:value-type="string" calcext:value-type="string">
            <text:p>03-02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Shruti</text:p>
          </table:table-cell>
          <table:table-cell office:value-type="string" calcext:value-type="string">
            <text:p>ZBW39</text:p>
          </table:table-cell>
          <table:table-cell office:value-type="string" calcext:value-type="string">
            <text:p>Arjun Reddy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Indore</text:p>
          </table:table-cell>
          <table:table-cell office:value-type="float" office:value="7341925638719" calcext:value-type="float">
            <text:p>7341925638719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Mexico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28" calcext:value-type="float">
            <text:p>173928</text:p>
          </table:table-cell>
          <table:table-cell office:value-type="string" calcext:value-type="string">
            <text:p>07-03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Manish</text:p>
          </table:table-cell>
          <table:table-cell office:value-type="string" calcext:value-type="string">
            <text:p>WLO03</text:p>
          </table:table-cell>
          <table:table-cell office:value-type="string" calcext:value-type="string">
            <text:p>Reyansh Joshi</text:p>
          </table:table-cell>
          <table:table-cell office:value-type="string" calcext:value-type="string">
            <text:p>Traditional_trade</text:p>
          </table:table-cell>
          <table:table-cell office:value-type="string" calcext:value-type="string">
            <text:p>Bhopal</text:p>
          </table:table-cell>
          <table:table-cell office:value-type="float" office:value="8241620895347" calcext:value-type="float">
            <text:p>8241620895347</text:p>
          </table:table-cell>
          <table:table-cell office:value-type="string" calcext:value-type="string">
            <text:p>Air Purifi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Bangladesh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29" calcext:value-type="float">
            <text:p>173929</text:p>
          </table:table-cell>
          <table:table-cell office:value-type="string" calcext:value-type="string">
            <text:p>21-04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Sneha</text:p>
          </table:table-cell>
          <table:table-cell office:value-type="string" calcext:value-type="string">
            <text:p>XLR56</text:p>
          </table:table-cell>
          <table:table-cell office:value-type="string" calcext:value-type="string">
            <text:p>Ayaan Meht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Vadodara</text:p>
          </table:table-cell>
          <table:table-cell office:value-type="float" office:value="6441716899479" calcext:value-type="float">
            <text:p>6441716899479</text:p>
          </table:table-cell>
          <table:table-cell office:value-type="string" calcext:value-type="string">
            <text:p>Electric Kettl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India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30" calcext:value-type="float">
            <text:p>173930</text:p>
          </table:table-cell>
          <table:table-cell office:value-type="string" calcext:value-type="string">
            <text:p>08-05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Krish</text:p>
          </table:table-cell>
          <table:table-cell office:value-type="string" calcext:value-type="string">
            <text:p>LQR94</text:p>
          </table:table-cell>
          <table:table-cell office:value-type="string" calcext:value-type="string">
            <text:p>Aarav Sharma</text:p>
          </table:table-cell>
          <table:table-cell office:value-type="string" calcext:value-type="string">
            <text:p>Traditional_trade</text:p>
          </table:table-cell>
          <table:table-cell office:value-type="string" calcext:value-type="string">
            <text:p>Nagpur</text:p>
          </table:table-cell>
          <table:table-cell office:value-type="float" office:value="8441516699479" calcext:value-type="float">
            <text:p>8441516699479</text:p>
          </table:table-cell>
          <table:table-cell office:value-type="string" calcext:value-type="string">
            <text:p>Hair Dry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China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31" calcext:value-type="float">
            <text:p>173931</text:p>
          </table:table-cell>
          <table:table-cell office:value-type="string" calcext:value-type="string">
            <text:p>16-06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Deepika</text:p>
          </table:table-cell>
          <table:table-cell office:value-type="string" calcext:value-type="string">
            <text:p>BXY13</text:p>
          </table:table-cell>
          <table:table-cell office:value-type="string" calcext:value-type="string">
            <text:p>Arjun Reddy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Patna</text:p>
          </table:table-cell>
          <table:table-cell office:value-type="float" office:value="9442118787431" calcext:value-type="float">
            <text:p>9442118787431</text:p>
          </table:table-cell>
          <table:table-cell office:value-type="string" calcext:value-type="string">
            <text:p>Coffee Mak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Jap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32" calcext:value-type="float">
            <text:p>173932</text:p>
          </table:table-cell>
          <table:table-cell office:value-type="string" calcext:value-type="string">
            <text:p>24-07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Rohit</text:p>
          </table:table-cell>
          <table:table-cell office:value-type="string" calcext:value-type="string">
            <text:p>MZT46</text:p>
          </table:table-cell>
          <table:table-cell office:value-type="string" calcext:value-type="string">
            <text:p>Reyansh Joshi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Kanpur</text:p>
          </table:table-cell>
          <table:table-cell office:value-type="float" office:value="6341416727460" calcext:value-type="float">
            <text:p>6341416727460</text:p>
          </table:table-cell>
          <table:table-cell office:value-type="string" calcext:value-type="string">
            <text:p>Microwave Oven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South Kore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33" calcext:value-type="float">
            <text:p>173933</text:p>
          </table:table-cell>
          <table:table-cell office:value-type="string" calcext:value-type="string">
            <text:p>09-08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Aarav</text:p>
          </table:table-cell>
          <table:table-cell office:value-type="string" calcext:value-type="string">
            <text:p>JHR88</text:p>
          </table:table-cell>
          <table:table-cell office:value-type="string" calcext:value-type="string">
            <text:p>Ayaan Meht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Nashik</text:p>
          </table:table-cell>
          <table:table-cell office:value-type="float" office:value="8241518766591" calcext:value-type="float">
            <text:p>8241518766591</text:p>
          </table:table-cell>
          <table:table-cell office:value-type="string" calcext:value-type="string">
            <text:p>Refrigerato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United Stat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34" calcext:value-type="float">
            <text:p>173934</text:p>
          </table:table-cell>
          <table:table-cell office:value-type="string" calcext:value-type="string">
            <text:p>02-01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Priya</text:p>
          </table:table-cell>
          <table:table-cell office:value-type="string" calcext:value-type="string">
            <text:p>QKT57</text:p>
          </table:table-cell>
          <table:table-cell office:value-type="string" calcext:value-type="string">
            <text:p>Aarav Sharm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New Delhi</text:p>
          </table:table-cell>
          <table:table-cell office:value-type="float" office:value="7341928778413" calcext:value-type="float">
            <text:p>7341928778413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German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35" calcext:value-type="float">
            <text:p>173935</text:p>
          </table:table-cell>
          <table:table-cell office:value-type="string" calcext:value-type="string">
            <text:p>04-02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Rahul</text:p>
          </table:table-cell>
          <table:table-cell office:value-type="string" calcext:value-type="string">
            <text:p>CWP10</text:p>
          </table:table-cell>
          <table:table-cell office:value-type="string" calcext:value-type="string">
            <text:p>Vivaan Gupt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Mumbai</text:p>
          </table:table-cell>
          <table:table-cell office:value-type="float" office:value="7541396729038" calcext:value-type="float">
            <text:p>7541396729038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Taiwan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36" calcext:value-type="float">
            <text:p>173936</text:p>
          </table:table-cell>
          <table:table-cell office:value-type="string" calcext:value-type="string">
            <text:p>15-03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Aisha</text:p>
          </table:table-cell>
          <table:table-cell office:value-type="string" calcext:value-type="string">
            <text:p>HNF62</text:p>
          </table:table-cell>
          <table:table-cell office:value-type="string" calcext:value-type="string">
            <text:p>Aditya Kumar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Bengaluru</text:p>
          </table:table-cell>
          <table:table-cell office:value-type="float" office:value="6141388290743" calcext:value-type="float">
            <text:p>6141388290743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Singapor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37" calcext:value-type="float">
            <text:p>173937</text:p>
          </table:table-cell>
          <table:table-cell office:value-type="string" calcext:value-type="string">
            <text:p>20-04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Arjun</text:p>
          </table:table-cell>
          <table:table-cell office:value-type="string" calcext:value-type="string">
            <text:p>PTU35</text:p>
          </table:table-cell>
          <table:table-cell office:value-type="string" calcext:value-type="string">
            <text:p>Vihaan Singh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Kolkata</text:p>
          </table:table-cell>
          <table:table-cell office:value-type="float" office:value="8941776299351" calcext:value-type="float">
            <text:p>8941776299351</text:p>
          </table:table-cell>
          <table:table-cell office:value-type="string" calcext:value-type="string">
            <text:p>Smartwatch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Thailand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INV</text:p>
          </table:table-cell>
          <table:table-cell office:value-type="float" office:value="173938" calcext:value-type="float">
            <text:p>173938</text:p>
          </table:table-cell>
          <table:table-cell office:value-type="string" calcext:value-type="string">
            <text:p>25-05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DYS23</text:p>
          </table:table-cell>
          <table:table-cell office:value-type="string" calcext:value-type="string">
            <text:p>Arjun Reddy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Chennai</text:p>
          </table:table-cell>
          <table:table-cell office:value-type="float" office:value="9441718896423" calcext:value-type="float">
            <text:p>9441718896423</text:p>
          </table:table-cell>
          <table:table-cell office:value-type="string" calcext:value-type="string">
            <text:p>Bluetooth Speak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Malaysi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39" calcext:value-type="float">
            <text:p>173939</text:p>
          </table:table-cell>
          <table:table-cell office:value-type="string" calcext:value-type="string">
            <text:p>10-06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Rohan</text:p>
          </table:table-cell>
          <table:table-cell office:value-type="string" calcext:value-type="string">
            <text:p>FRA72</text:p>
          </table:table-cell>
          <table:table-cell office:value-type="string" calcext:value-type="string">
            <text:p>Reyansh Joshi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Hyderabad</text:p>
          </table:table-cell>
          <table:table-cell office:value-type="float" office:value="6341816934711" calcext:value-type="float">
            <text:p>6341816934711</text:p>
          </table:table-cell>
          <table:table-cell office:value-type="string" calcext:value-type="string">
            <text:p>Wireless Mous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Vietnam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40" calcext:value-type="float">
            <text:p>173940</text:p>
          </table:table-cell>
          <table:table-cell office:value-type="string" calcext:value-type="string">
            <text:p>18-07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Saanvi</text:p>
          </table:table-cell>
          <table:table-cell office:value-type="string" calcext:value-type="string">
            <text:p>TGV89</text:p>
          </table:table-cell>
          <table:table-cell office:value-type="string" calcext:value-type="string">
            <text:p>Ayaan Mehta</text:p>
          </table:table-cell>
          <table:table-cell office:value-type="string" calcext:value-type="string">
            <text:p>Traditional_trade</text:p>
          </table:table-cell>
          <table:table-cell office:value-type="string" calcext:value-type="string">
            <text:p>Pune</text:p>
          </table:table-cell>
          <table:table-cell office:value-type="float" office:value="8441506778995" calcext:value-type="float">
            <text:p>8441506778995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Indonesia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INV</text:p>
          </table:table-cell>
          <table:table-cell office:value-type="float" office:value="173941" calcext:value-type="float">
            <text:p>173941</text:p>
          </table:table-cell>
          <table:table-cell office:value-type="string" calcext:value-type="string">
            <text:p>22-08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Vijay</text:p>
          </table:table-cell>
          <table:table-cell office:value-type="string" calcext:value-type="string">
            <text:p>SND15</text:p>
          </table:table-cell>
          <table:table-cell office:value-type="string" calcext:value-type="string">
            <text:p>Dhruv Patel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Ahmedabad</text:p>
          </table:table-cell>
          <table:table-cell office:value-type="float" office:value="6441728461103" calcext:value-type="float">
            <text:p>6441728461103</text:p>
          </table:table-cell>
          <table:table-cell office:value-type="string" calcext:value-type="string">
            <text:p>External Hard Driv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Philippine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42" calcext:value-type="float">
            <text:p>173942</text:p>
          </table:table-cell>
          <table:table-cell office:value-type="string" calcext:value-type="string">
            <text:p>05-09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Simran</text:p>
          </table:table-cell>
          <table:table-cell office:value-type="string" calcext:value-type="string">
            <text:p>ZBW40</text:p>
          </table:table-cell>
          <table:table-cell office:value-type="string" calcext:value-type="string">
            <text:p>Anaya Verm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Jaipur</text:p>
          </table:table-cell>
          <table:table-cell office:value-type="float" office:value="7341925638720" calcext:value-type="float">
            <text:p>7341925638720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Mexico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43" calcext:value-type="float">
            <text:p>173943</text:p>
          </table:table-cell>
          <table:table-cell office:value-type="string" calcext:value-type="string">
            <text:p>12-10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Ishaan</text:p>
          </table:table-cell>
          <table:table-cell office:value-type="string" calcext:value-type="string">
            <text:p>WLO04</text:p>
          </table:table-cell>
          <table:table-cell office:value-type="string" calcext:value-type="string">
            <text:p>Aarav Sharm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Lucknow</text:p>
          </table:table-cell>
          <table:table-cell office:value-type="float" office:value="8241620895348" calcext:value-type="float">
            <text:p>8241620895348</text:p>
          </table:table-cell>
          <table:table-cell office:value-type="string" calcext:value-type="string">
            <text:p>USB Flash Driv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Banglades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44" calcext:value-type="float">
            <text:p>173944</text:p>
          </table:table-cell>
          <table:table-cell office:value-type="string" calcext:value-type="string">
            <text:p>30-11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Ananya</text:p>
          </table:table-cell>
          <table:table-cell office:value-type="string" calcext:value-type="string">
            <text:p>XLR57</text:p>
          </table:table-cell>
          <table:table-cell office:value-type="string" calcext:value-type="string">
            <text:p>Vivaan Gupt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Surat</text:p>
          </table:table-cell>
          <table:table-cell office:value-type="float" office:value="6441716899480" calcext:value-type="float">
            <text:p>6441716899480</text:p>
          </table:table-cell>
          <table:table-cell office:value-type="string" calcext:value-type="string">
            <text:p>Power Bank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Indi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45" calcext:value-type="float">
            <text:p>173945</text:p>
          </table:table-cell>
          <table:table-cell office:value-type="string" calcext:value-type="string">
            <text:p>14-12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Akash</text:p>
          </table:table-cell>
          <table:table-cell office:value-type="string" calcext:value-type="string">
            <text:p>LQR95</text:p>
          </table:table-cell>
          <table:table-cell office:value-type="string" calcext:value-type="string">
            <text:p>Aditya Kumar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Chandigarh</text:p>
          </table:table-cell>
          <table:table-cell office:value-type="float" office:value="8441516699480" calcext:value-type="float">
            <text:p>8441516699480</text:p>
          </table:table-cell>
          <table:table-cell office:value-type="string" calcext:value-type="string">
            <text:p>VR Headset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Chin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46" calcext:value-type="float">
            <text:p>173946</text:p>
          </table:table-cell>
          <table:table-cell office:value-type="string" calcext:value-type="string">
            <text:p>01-01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Shruti</text:p>
          </table:table-cell>
          <table:table-cell office:value-type="string" calcext:value-type="string">
            <text:p>BXY14</text:p>
          </table:table-cell>
          <table:table-cell office:value-type="string" calcext:value-type="string">
            <text:p>Vihaan Singh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Kochi</text:p>
          </table:table-cell>
          <table:table-cell office:value-type="float" office:value="9442118787432" calcext:value-type="float">
            <text:p>9442118787432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Japa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47" calcext:value-type="float">
            <text:p>173947</text:p>
          </table:table-cell>
          <table:table-cell office:value-type="string" calcext:value-type="string">
            <text:p>03-02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Manish</text:p>
          </table:table-cell>
          <table:table-cell office:value-type="string" calcext:value-type="string">
            <text:p>MZT47</text:p>
          </table:table-cell>
          <table:table-cell office:value-type="string" calcext:value-type="string">
            <text:p>Arjun Reddy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Indore</text:p>
          </table:table-cell>
          <table:table-cell office:value-type="float" office:value="6341416727461" calcext:value-type="float">
            <text:p>6341416727461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South Korea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48" calcext:value-type="float">
            <text:p>173948</text:p>
          </table:table-cell>
          <table:table-cell office:value-type="string" calcext:value-type="string">
            <text:p>07-03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Sneha</text:p>
          </table:table-cell>
          <table:table-cell office:value-type="string" calcext:value-type="string">
            <text:p>JHR89</text:p>
          </table:table-cell>
          <table:table-cell office:value-type="string" calcext:value-type="string">
            <text:p>Reyansh Joshi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Bhopal</text:p>
          </table:table-cell>
          <table:table-cell office:value-type="float" office:value="8241518766592" calcext:value-type="float">
            <text:p>8241518766592</text:p>
          </table:table-cell>
          <table:table-cell office:value-type="string" calcext:value-type="string">
            <text:p>Air Purifi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United State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49" calcext:value-type="float">
            <text:p>173949</text:p>
          </table:table-cell>
          <table:table-cell office:value-type="string" calcext:value-type="string">
            <text:p>21-04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Krish</text:p>
          </table:table-cell>
          <table:table-cell office:value-type="string" calcext:value-type="string">
            <text:p>QKT58</text:p>
          </table:table-cell>
          <table:table-cell office:value-type="string" calcext:value-type="string">
            <text:p>Ayaan Mehta</text:p>
          </table:table-cell>
          <table:table-cell office:value-type="string" calcext:value-type="string">
            <text:p>Traditional_trade</text:p>
          </table:table-cell>
          <table:table-cell office:value-type="string" calcext:value-type="string">
            <text:p>Vadodara</text:p>
          </table:table-cell>
          <table:table-cell office:value-type="float" office:value="7341928778414" calcext:value-type="float">
            <text:p>7341928778414</text:p>
          </table:table-cell>
          <table:table-cell office:value-type="string" calcext:value-type="string">
            <text:p>Electric Kettl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Germany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50" calcext:value-type="float">
            <text:p>173950</text:p>
          </table:table-cell>
          <table:table-cell office:value-type="string" calcext:value-type="string">
            <text:p>08-05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Deepika</text:p>
          </table:table-cell>
          <table:table-cell office:value-type="string" calcext:value-type="string">
            <text:p>CWP11</text:p>
          </table:table-cell>
          <table:table-cell office:value-type="string" calcext:value-type="string">
            <text:p>Aarav Sharm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Nagpur</text:p>
          </table:table-cell>
          <table:table-cell office:value-type="float" office:value="7541396729039" calcext:value-type="float">
            <text:p>7541396729039</text:p>
          </table:table-cell>
          <table:table-cell office:value-type="string" calcext:value-type="string">
            <text:p>Hair Dry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Taiwa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51" calcext:value-type="float">
            <text:p>173951</text:p>
          </table:table-cell>
          <table:table-cell office:value-type="string" calcext:value-type="string">
            <text:p>16-06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Rohit</text:p>
          </table:table-cell>
          <table:table-cell office:value-type="string" calcext:value-type="string">
            <text:p>HNF63</text:p>
          </table:table-cell>
          <table:table-cell office:value-type="string" calcext:value-type="string">
            <text:p>Arjun Reddy</text:p>
          </table:table-cell>
          <table:table-cell office:value-type="string" calcext:value-type="string">
            <text:p>Traditional_trade</text:p>
          </table:table-cell>
          <table:table-cell office:value-type="string" calcext:value-type="string">
            <text:p>Patna</text:p>
          </table:table-cell>
          <table:table-cell office:value-type="float" office:value="6141388290744" calcext:value-type="float">
            <text:p>6141388290744</text:p>
          </table:table-cell>
          <table:table-cell office:value-type="string" calcext:value-type="string">
            <text:p>Coffee Mak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Singapor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52" calcext:value-type="float">
            <text:p>173952</text:p>
          </table:table-cell>
          <table:table-cell office:value-type="string" calcext:value-type="string">
            <text:p>24-07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Aarav</text:p>
          </table:table-cell>
          <table:table-cell office:value-type="string" calcext:value-type="string">
            <text:p>PTU36</text:p>
          </table:table-cell>
          <table:table-cell office:value-type="string" calcext:value-type="string">
            <text:p>Reyansh Joshi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Kanpur</text:p>
          </table:table-cell>
          <table:table-cell office:value-type="float" office:value="8941776299352" calcext:value-type="float">
            <text:p>8941776299352</text:p>
          </table:table-cell>
          <table:table-cell office:value-type="string" calcext:value-type="string">
            <text:p>Microwave Oven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Thailand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53" calcext:value-type="float">
            <text:p>173953</text:p>
          </table:table-cell>
          <table:table-cell office:value-type="string" calcext:value-type="string">
            <text:p>09-08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Priya</text:p>
          </table:table-cell>
          <table:table-cell office:value-type="string" calcext:value-type="string">
            <text:p>DYS24</text:p>
          </table:table-cell>
          <table:table-cell office:value-type="string" calcext:value-type="string">
            <text:p>Ayaan Meht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Nashik</text:p>
          </table:table-cell>
          <table:table-cell office:value-type="float" office:value="9441718896424" calcext:value-type="float">
            <text:p>9441718896424</text:p>
          </table:table-cell>
          <table:table-cell office:value-type="string" calcext:value-type="string">
            <text:p>Refrigerato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Malaysia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54" calcext:value-type="float">
            <text:p>173954</text:p>
          </table:table-cell>
          <table:table-cell office:value-type="string" calcext:value-type="string">
            <text:p>02-01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Rahul</text:p>
          </table:table-cell>
          <table:table-cell office:value-type="string" calcext:value-type="string">
            <text:p>FRA73</text:p>
          </table:table-cell>
          <table:table-cell office:value-type="string" calcext:value-type="string">
            <text:p>Aarav Sharm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New Delhi</text:p>
          </table:table-cell>
          <table:table-cell office:value-type="float" office:value="6341816934712" calcext:value-type="float">
            <text:p>6341816934712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Vietna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55" calcext:value-type="float">
            <text:p>173955</text:p>
          </table:table-cell>
          <table:table-cell office:value-type="string" calcext:value-type="string">
            <text:p>04-02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Aisha</text:p>
          </table:table-cell>
          <table:table-cell office:value-type="string" calcext:value-type="string">
            <text:p>TGV90</text:p>
          </table:table-cell>
          <table:table-cell office:value-type="string" calcext:value-type="string">
            <text:p>Vivaan Gupt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Mumbai</text:p>
          </table:table-cell>
          <table:table-cell office:value-type="float" office:value="8441506778996" calcext:value-type="float">
            <text:p>8441506778996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Indonesia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56" calcext:value-type="float">
            <text:p>173956</text:p>
          </table:table-cell>
          <table:table-cell office:value-type="string" calcext:value-type="string">
            <text:p>15-03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Arjun</text:p>
          </table:table-cell>
          <table:table-cell office:value-type="string" calcext:value-type="string">
            <text:p>SND16</text:p>
          </table:table-cell>
          <table:table-cell office:value-type="string" calcext:value-type="string">
            <text:p>Aditya Kumar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Bengaluru</text:p>
          </table:table-cell>
          <table:table-cell office:value-type="float" office:value="6441728461104" calcext:value-type="float">
            <text:p>6441728461104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Philippine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57" calcext:value-type="float">
            <text:p>173957</text:p>
          </table:table-cell>
          <table:table-cell office:value-type="string" calcext:value-type="string">
            <text:p>20-04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ZBW41</text:p>
          </table:table-cell>
          <table:table-cell office:value-type="string" calcext:value-type="string">
            <text:p>Vihaan Singh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Kolkata</text:p>
          </table:table-cell>
          <table:table-cell office:value-type="float" office:value="7341925638721" calcext:value-type="float">
            <text:p>7341925638721</text:p>
          </table:table-cell>
          <table:table-cell office:value-type="string" calcext:value-type="string">
            <text:p>Smartwatch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Mexico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INV</text:p>
          </table:table-cell>
          <table:table-cell office:value-type="float" office:value="173958" calcext:value-type="float">
            <text:p>173958</text:p>
          </table:table-cell>
          <table:table-cell office:value-type="string" calcext:value-type="string">
            <text:p>25-05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Rohan</text:p>
          </table:table-cell>
          <table:table-cell office:value-type="string" calcext:value-type="string">
            <text:p>WLO05</text:p>
          </table:table-cell>
          <table:table-cell office:value-type="string" calcext:value-type="string">
            <text:p>Arjun Reddy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Chennai</text:p>
          </table:table-cell>
          <table:table-cell office:value-type="float" office:value="8241620895349" calcext:value-type="float">
            <text:p>8241620895349</text:p>
          </table:table-cell>
          <table:table-cell office:value-type="string" calcext:value-type="string">
            <text:p>Bluetooth Speak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Bangladesh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59" calcext:value-type="float">
            <text:p>173959</text:p>
          </table:table-cell>
          <table:table-cell office:value-type="string" calcext:value-type="string">
            <text:p>10-06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Saanvi</text:p>
          </table:table-cell>
          <table:table-cell office:value-type="string" calcext:value-type="string">
            <text:p>XLR58</text:p>
          </table:table-cell>
          <table:table-cell office:value-type="string" calcext:value-type="string">
            <text:p>Reyansh Joshi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Hyderabad</text:p>
          </table:table-cell>
          <table:table-cell office:value-type="float" office:value="6441716899481" calcext:value-type="float">
            <text:p>6441716899481</text:p>
          </table:table-cell>
          <table:table-cell office:value-type="string" calcext:value-type="string">
            <text:p>Wireless Mous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Ind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60" calcext:value-type="float">
            <text:p>173960</text:p>
          </table:table-cell>
          <table:table-cell office:value-type="string" calcext:value-type="string">
            <text:p>18-07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Vijay</text:p>
          </table:table-cell>
          <table:table-cell office:value-type="string" calcext:value-type="string">
            <text:p>LQR96</text:p>
          </table:table-cell>
          <table:table-cell office:value-type="string" calcext:value-type="string">
            <text:p>Ayaan Meht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Pune</text:p>
          </table:table-cell>
          <table:table-cell office:value-type="float" office:value="8441516699481" calcext:value-type="float">
            <text:p>8441516699481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China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INV</text:p>
          </table:table-cell>
          <table:table-cell office:value-type="float" office:value="173961" calcext:value-type="float">
            <text:p>173961</text:p>
          </table:table-cell>
          <table:table-cell office:value-type="string" calcext:value-type="string">
            <text:p>22-08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Simran</text:p>
          </table:table-cell>
          <table:table-cell office:value-type="string" calcext:value-type="string">
            <text:p>BXY15</text:p>
          </table:table-cell>
          <table:table-cell office:value-type="string" calcext:value-type="string">
            <text:p>Dhruv Patel</text:p>
          </table:table-cell>
          <table:table-cell office:value-type="string" calcext:value-type="string">
            <text:p>Traditional_trade</text:p>
          </table:table-cell>
          <table:table-cell office:value-type="string" calcext:value-type="string">
            <text:p>Ahmedabad</text:p>
          </table:table-cell>
          <table:table-cell office:value-type="float" office:value="9442118787433" calcext:value-type="float">
            <text:p>9442118787433</text:p>
          </table:table-cell>
          <table:table-cell office:value-type="string" calcext:value-type="string">
            <text:p>External Hard Driv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Japa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62" calcext:value-type="float">
            <text:p>173962</text:p>
          </table:table-cell>
          <table:table-cell office:value-type="string" calcext:value-type="string">
            <text:p>05-09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Ishaan</text:p>
          </table:table-cell>
          <table:table-cell office:value-type="string" calcext:value-type="string">
            <text:p>MZT48</text:p>
          </table:table-cell>
          <table:table-cell office:value-type="string" calcext:value-type="string">
            <text:p>Anaya Verm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Jaipur</text:p>
          </table:table-cell>
          <table:table-cell office:value-type="float" office:value="6341416727462" calcext:value-type="float">
            <text:p>6341416727462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South Kore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63" calcext:value-type="float">
            <text:p>173963</text:p>
          </table:table-cell>
          <table:table-cell office:value-type="string" calcext:value-type="string">
            <text:p>12-10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Ananya</text:p>
          </table:table-cell>
          <table:table-cell office:value-type="string" calcext:value-type="string">
            <text:p>JHR90</text:p>
          </table:table-cell>
          <table:table-cell office:value-type="string" calcext:value-type="string">
            <text:p>Aarav Sharm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Lucknow</text:p>
          </table:table-cell>
          <table:table-cell office:value-type="float" office:value="8241518766593" calcext:value-type="float">
            <text:p>8241518766593</text:p>
          </table:table-cell>
          <table:table-cell office:value-type="string" calcext:value-type="string">
            <text:p>USB Flash Driv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United State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table:style-name="Default" table:number-columns-repeated="8"/>
          <table:table-cell table:style-name="ce3"/>
          <table:table-cell table:style-name="ce5"/>
          <table:table-cell/>
          <table:table-cell table:style-name="Default" table:number-columns-repeated="4"/>
        </table:table-row>
        <table:table-row table:style-name="ro1" table:number-rows-repeated="8">
          <table:table-cell/>
          <table:table-cell table:style-name="Default" table:number-columns-repeated="9"/>
          <table:table-cell table:style-name="ce5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9"/>
          <table:table-cell table:style-name="ce5"/>
          <table:table-cell/>
          <table:table-cell table:style-name="Default" table:number-columns-repeated="4"/>
        </table:table-row>
        <calcext:conditional-formats>
          <calcext:conditional-format calcext:target-range-address="Sheet1.J2:Sheet1.J51">
            <calcext:color-scale>
              <calcext:color-scale-entry calcext:value="0" calcext:type="minimum" calcext:color="#f08a9e"/>
              <calcext:color-scale-entry calcext:value="50" calcext:type="number" calcext:color="#c3fbfe"/>
              <calcext:color-scale-entry calcext:value="0" calcext:type="maximum" calcext:color="#77de7d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08:51:01.044676102</meta:creation-date>
    <meta:generator>LibreOffice/7.3.7.2$Linux_X86_64 LibreOffice_project/30$Build-2</meta:generator>
    <dc:date>2024-11-07T09:53:11.737167290</dc:date>
    <meta:editing-duration>PT29M57S</meta:editing-duration>
    <meta:editing-cycles>6</meta:editing-cycles>
    <meta:document-statistic meta:table-count="1" meta:cell-count="763" meta:object-count="0"/>
  </office:meta>
</office:document-meta>
</file>